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0.559cm" fo:min-width="1.118cm"/>
    </style:style>
    <style:style style:name="gr2" style:family="graphic" style:parent-style-name="standard">
      <style:graphic-properties draw:fill-color="#33ff99" draw:textarea-horizontal-align="justify" draw:textarea-vertical-align="middle" draw:auto-grow-height="false" fo:min-height="0.559cm" fo:min-width="1.118cm"/>
    </style:style>
    <style:style style:name="gr3" style:family="graphic" style:parent-style-name="objectwithoutfill">
      <style:graphic-properties svg:stroke-width="0.053cm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-color="#cc9900" draw:textarea-horizontal-align="justify" draw:textarea-vertical-align="middle" draw:auto-grow-height="false" fo:min-height="0.29cm" fo:min-width="1.0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658cm"/>
    </style:style>
    <style:style style:name="gr7" style:family="graphic" style:parent-style-name="standard">
      <style:graphic-properties draw:fill-color="#cc9900" draw:textarea-horizontal-align="justify" draw:textarea-vertical-align="middle" draw:auto-grow-height="false" fo:min-height="0.366cm" fo:min-width="1.11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33ff99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c9900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text-properties style:font-name="Times New Roman"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86cm" svg:height="1.143cm" svg:x="5.699cm" svg:y="3.794cm">
          <text:p text:style-name="P1"><text:span text:style-name="T1">biological</text:span></text:p>
          <text:p text:style-name="P1"><text:span text:style-name="T1">se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286cm" svg:height="1.143cm" svg:x="9.89cm" svg:y="3.046cm">
          <text:p text:style-name="P1"><text:span text:style-name="T1">he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7.985cm" svg:y1="4.366cm" svg:x2="9.89cm" svg:y2="3.618cm" draw:start-shape="id1" draw:start-glue-point="10" draw:end-shape="id2" draw:end-glue-point="6" svg:d="M7985 4366l1905-748" svg:viewBox="0 0 1906 749">
          <text:p/>
        </draw:connector>
        <draw:custom-shape draw:style-name="gr4" draw:text-style-name="P5" xml:id="id3" draw:id="id3" draw:layer="layout" svg:width="2.159cm" svg:height="0.762cm" svg:x="9.128cm" svg:y="6.08cm">
          <text:p text:style-name="P1"><text:span text:style-name="T1">nutri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0.208cm" svg:y1="6.08cm" svg:x2="11.033cm" svg:y2="4.189cm" draw:start-shape="id3" draw:start-glue-point="4" draw:end-shape="id2" draw:end-glue-point="8" svg:d="M10208 6080l825-1891" svg:viewBox="0 0 826 1892">
          <text:p/>
        </draw:connector>
        <draw:frame draw:style-name="gr5" draw:text-style-name="P6" draw:layer="layout" svg:width="1.057cm" svg:height="0.755cm" svg:x="6.334cm" svg:y="3.032cm">
          <draw:text-box>
            <text:p><text:span text:style-name="T2">i.v.</text:span></text:p>
          </draw:text-box>
        </draw:frame>
        <draw:frame draw:style-name="gr6" draw:text-style-name="P6" draw:layer="layout" svg:width="1.158cm" svg:height="0.755cm" svg:x="10.465cm" svg:y="2.27cm">
          <draw:text-box>
            <text:p><text:span text:style-name="T2">d.v.</text:span></text:p>
          </draw:text-box>
        </draw:frame>
        <draw:custom-shape draw:style-name="gr7" draw:text-style-name="P5" xml:id="id4" draw:id="id4" draw:layer="layout" svg:width="2.276cm" svg:height="0.87cm" svg:x="6.217cm" svg:y="6.334cm">
          <text:p text:style-name="P1"><text:span text:style-name="T1">hered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5" draw:id="id5" draw:layer="layout" svg:width="2.276cm" svg:height="0.87cm" svg:x="11.518cm" svg:y="6.935cm">
          <text:p text:style-name="P1"><text:span text:style-name="T1">altitu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6" draw:id="id6" draw:layer="layout" svg:width="2.276cm" svg:height="0.87cm" svg:x="13.219cm" svg:y="5.636cm">
          <text:p text:style-name="P1"><text:span text:style-name="T1">?</text:span><text:span text:style-name="T1">?</text:span><text:span text:style-name="T1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7.355cm" svg:y1="6.334cm" svg:x2="10.224cm" svg:y2="4.022cm" draw:start-shape="id4" draw:start-glue-point="4" draw:end-shape="id2" draw:end-glue-point="7" svg:d="M7355 6334l2869-2312" svg:viewBox="0 0 2870 2313">
          <text:p/>
        </draw:connector>
        <draw:connector draw:style-name="gr3" draw:text-style-name="P4" draw:layer="layout" draw:type="line" svg:x1="12.656cm" svg:y1="6.935cm" svg:x2="11.842cm" svg:y2="4.022cm" draw:start-shape="id5" draw:start-glue-point="4" draw:end-shape="id2" draw:end-glue-point="9" svg:d="M12656 6935l-814-2913" svg:viewBox="0 0 815 2914">
          <text:p/>
        </draw:connector>
        <draw:connector draw:style-name="gr3" draw:text-style-name="P4" draw:layer="layout" draw:type="line" svg:x1="14.357cm" svg:y1="5.636cm" svg:x2="12.176cm" svg:y2="3.618cm" draw:start-shape="id6" draw:start-glue-point="4" draw:end-shape="id2" draw:end-glue-point="10" svg:d="M14357 5636l-2181-2018" svg:viewBox="0 0 2182 20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8T18:42:18.015914712</meta:creation-date>
    <dc:date>2019-09-28T20:59:35.017407924</dc:date>
    <meta:editing-duration>PT29M14S</meta:editing-duration>
    <meta:editing-cycles>8</meta:editing-cycles>
    <meta:generator>LibreOffice/6.0.7.3$Linux_X86_64 LibreOffice_project/00m0$Build-3</meta:generator>
    <meta:document-statistic meta:object-count="13"/>
  </office:meta>
</office:document-meta>
</file>